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9C000001B409CBBFA2.png" manifest:media-type="image/png"/>
  <manifest:file-entry manifest:full-path="Pictures/1000000100000780000003BB30C4A2CA.png" manifest:media-type="image/png"/>
  <manifest:file-entry manifest:full-path="Pictures/100000010000077F000003E81FD5F9F6.png" manifest:media-type="image/png"/>
  <manifest:file-entry manifest:full-path="Pictures/1000000100000780000003BE0953CE60.png" manifest:media-type="image/png"/>
  <manifest:file-entry manifest:full-path="Pictures/10000001000007800000040C46BF0D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x="1.729cm" svg:y="0.041cm" svg:width="13.545cm" svg:height="8.841cm" draw:z-index="0"><draw:image xlink:href="Pictures/100000010000029C000001B409CBBFA2.png" xlink:type="simple" xlink:show="embed" xlink:actuate="onLoad" draw:mime-type="image/png"/></draw:frame></text:p>
      <text:p text:style-name="Standard"><text:s text:c="216"/></text:p>
      <text:p text:style-name="Standard"/>
      <text:p text:style-name="Standard"/>
      <text:p text:style-name="Standard"><draw:frame draw:style-name="fr1" draw:name="Imagen2" text:anchor-type="char" svg:x="0cm" svg:y="0.205cm" svg:width="17cm" svg:height="8.858cm" draw:z-index="1"><draw:image xlink:href="Pictures/100000010000077F000003E81FD5F9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3" text:anchor-type="char" svg:width="17cm" svg:height="8.454cm" draw:z-index="2"><draw:image xlink:href="Pictures/1000000100000780000003BB30C4A2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7cm" svg:height="8.481cm" draw:z-index="3"><draw:image xlink:href="Pictures/1000000100000780000003BE0953CE60.png" xlink:type="simple" xlink:show="embed" xlink:actuate="onLoad" draw:mime-type="image/png"/></draw:frame><text:s text:c="17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/><draw:frame draw:style-name="fr2" draw:name="Imagen5" text:anchor-type="char" svg:width="17cm" svg:height="9.172cm" draw:z-index="4"><draw:image xlink:href="Pictures/10000001000007800000040C46BF0D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09:57:38.459882400</meta:creation-date>
    <dc:date>2025-12-03T10:34:40.844211200</dc:date>
    <meta:editing-duration>PT10M8S</meta:editing-duration>
    <meta:editing-cycles>1</meta:editing-cycles>
    <meta:document-statistic meta:table-count="0" meta:image-count="5" meta:object-count="0" meta:page-count="3" meta:paragraph-count="3" meta:word-count="0" meta:character-count="389" meta:non-whitespace-character-count="0"/>
    <meta:generator>LibreOffice/25.8.3.2$Windows_X86_64 LibreOffice_project/8ca8d55c161d602844f5428fa4b58097424e324e</meta:generator>
  </office:meta>
</office:document-meta>
</file>